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itle">
      <loext:graphic-properties draw:fill-gradient-name="gradient" draw:fill-hatch-name="hatch"/>
      <style:paragraph-properties fo:margin-top="7.999cm" fo:margin-bottom="0.21cm" style:contextual-spacing="false"/>
      <style:text-properties officeooo:paragraph-rsid="001aca10"/>
    </style:style>
    <style:style style:name="P5" style:family="paragraph" style:parent-style-name="Subtitle">
      <style:text-properties officeooo:rsid="001aca10" officeooo:paragraph-rsid="001aca10"/>
    </style:style>
    <style:style style:name="P6" style:family="paragraph" style:parent-style-name="Text_20_body">
      <style:text-properties officeooo:rsid="001aca10" officeooo:paragraph-rsid="001aca10"/>
    </style:style>
    <style:style style:name="P7" style:family="paragraph" style:parent-style-name="Title">
      <loext:graphic-properties draw:fill-gradient-name="gradient" draw:fill-hatch-name="hatch"/>
      <style:paragraph-properties fo:margin-top="0cm" fo:margin-bottom="0cm" style:contextual-spacing="false"/>
      <style:text-properties officeooo:rsid="001aca10" officeooo:paragraph-rsid="001aca10"/>
    </style:style>
    <style:style style:name="P8" style:family="paragraph" style:parent-style-name="Text_20_body">
      <loext:graphic-properties draw:fill-gradient-name="gradient" draw:fill-hatch-name="hatch"/>
      <style:paragraph-properties fo:margin-top="0.42cm" fo:margin-bottom="0.21cm" style:contextual-spacing="false" fo:text-align="center" style:justify-single-word="false"/>
      <style:text-properties officeooo:rsid="001aca10" officeooo:paragraph-rsid="001aca10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officeooo:rsid="001aca10" officeooo:paragraph-rsid="001aca10"/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paragraph-rsid="00217a21"/>
    </style:style>
    <style:style style:name="P12" style:family="paragraph" style:parent-style-name="Heading_20_1">
      <style:paragraph-properties fo:break-before="page"/>
      <style:text-properties officeooo:rsid="001cbc32" officeooo:paragraph-rsid="001cbc32"/>
    </style:style>
    <style:style style:name="P13" style:family="paragraph" style:parent-style-name="Heading_20_1">
      <style:text-properties officeooo:rsid="00217a21" officeooo:paragraph-rsid="00217a21"/>
    </style:style>
    <style:style style:name="P14" style:family="paragraph" style:parent-style-name="Heading_20_2">
      <style:text-properties officeooo:rsid="001fd1dc" officeooo:paragraph-rsid="001fd1dc"/>
    </style:style>
    <style:style style:name="P15" style:family="paragraph" style:parent-style-name="Heading_20_2">
      <style:text-properties officeooo:rsid="00217a21" officeooo:paragraph-rsid="00217a21"/>
    </style:style>
    <style:style style:name="P16" style:family="paragraph" style:parent-style-name="Heading_20_3">
      <style:text-properties officeooo:rsid="001fd1dc" officeooo:paragraph-rsid="001fd1dc"/>
    </style:style>
    <style:style style:name="P17" style:family="paragraph" style:parent-style-name="Heading_20_3">
      <style:text-properties officeooo:rsid="00217a21" officeooo:paragraph-rsid="00217a21"/>
    </style:style>
    <style:style style:name="P18" style:family="paragraph" style:parent-style-name="Heading_20_3">
      <style:text-properties officeooo:paragraph-rsid="00217a21"/>
    </style:style>
    <style:style style:name="T1" style:family="text">
      <style:text-properties officeooo:rsid="001aca10"/>
    </style:style>
    <style:style style:name="T2" style:family="text">
      <style:text-properties officeooo:rsid="00200ee7"/>
    </style:style>
    <style:style style:name="T3" style:family="text">
      <style:text-properties officeooo:rsid="00217a2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x Q Design <text:span text:style-name="T1">Directive</text:span></text:p>
      <text:p text:style-name="P9">(for myself)</text:p>
      <text:p text:style-name="P7">or how I learned to stop worrying and plan ahead</text:p>
      <text:p text:style-name="P8"/>
      <text:p text:style-name="P5">By NullptrEnjoyer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1"><text:a xlink:type="simple" xlink:href="#__RefHeading___Toc209_1124736643" text:style-name="Index_20_Link" text:visited-style-name="Index_20_Link"><text:s/>1. The Setting<text:tab/>3</text:a></text:p>
          <text:p text:style-name="P2"><text:a xlink:type="simple" xlink:href="#__RefHeading___Toc211_1124736643" text:style-name="Index_20_Link" text:visited-style-name="Index_20_Link"><text:s/>1.1. History<text:tab/>3</text:a></text:p>
          <text:p text:style-name="P10"><text:a xlink:type="simple" xlink:href="#__RefHeading___Toc51_1540637302" text:style-name="Index_20_Link" text:visited-style-name="Index_20_Link"><text:s/>a) Factions<text:tab/>3</text:a></text:p>
          <text:p text:style-name="P10"><text:a xlink:type="simple" xlink:href="#__RefHeading___Toc53_1540637302" text:style-name="Index_20_Link" text:visited-style-name="Index_20_Link"><text:s/>b) 2020ish – 2150ish<text:tab/>3</text:a></text:p>
          <text:p text:style-name="P10"><text:a xlink:type="simple" xlink:href="#__RefHeading___Toc55_1540637302" text:style-name="Index_20_Link" text:visited-style-name="Index_20_Link"><text:s/>c) World War 3<text:tab/>3</text:a></text:p>
          <text:p text:style-name="P10"><text:a xlink:type="simple" xlink:href="#__RefHeading___Toc57_1540637302" text:style-name="Index_20_Link" text:visited-style-name="Index_20_Link"><text:s/>d) 2158ish – 2180ish<text:tab/>3</text:a></text:p>
          <text:p text:style-name="P10"><text:a xlink:type="simple" xlink:href="#__RefHeading___Toc59_1540637302" text:style-name="Index_20_Link" text:visited-style-name="Index_20_Link"><text:s/>e) The Field<text:tab/>3</text:a></text:p>
          <text:p text:style-name="P2"><text:a xlink:type="simple" xlink:href="#__RefHeading___Toc61_1540637302" text:style-name="Index_20_Link" text:visited-style-name="Index_20_Link"><text:s/>1.2. Present<text:tab/>3</text:a></text:p>
          <text:p text:style-name="P10"><text:a xlink:type="simple" xlink:href="#__RefHeading___Toc63_1540637302" text:style-name="Index_20_Link" text:visited-style-name="Index_20_Link"><text:s/>a) Factions - Aftermath<text:tab/>3</text:a></text:p>
          <text:p text:style-name="P10"><text:a xlink:type="simple" xlink:href="#__RefHeading___Toc65_1540637302" text:style-name="Index_20_Link" text:visited-style-name="Index_20_Link"><text:s/>b) The Expedition<text:tab/>3</text:a></text:p>
        </text:index-body>
      </text:table-of-content>
      <text:p text:style-name="P6"/>
      <text:h text:style-name="P12" text:outline-level="1"><text:bookmark-start text:name="__RefHeading___Toc209_1124736643"/>The Setting<text:bookmark-end text:name="__RefHeading___Toc209_1124736643"/></text:h>
      <text:h text:style-name="P14" text:outline-level="2"><text:bookmark-start text:name="__RefHeading___Toc211_1124736643"/>History<text:bookmark-end text:name="__RefHeading___Toc211_1124736643"/></text:h>
      <text:h text:style-name="P16" text:outline-level="3"><text:bookmark-start text:name="__RefHeading___Toc51_1540637302"/>Factions<text:bookmark-end text:name="__RefHeading___Toc51_1540637302"/></text:h>
      <text:h text:style-name="P16" text:outline-level="3"><text:bookmark-start text:name="__RefHeading___Toc53_1540637302"/>2020ish – 2150ish<text:bookmark-end text:name="__RefHeading___Toc53_1540637302"/></text:h>
      <text:h text:style-name="P16" text:outline-level="3"><text:bookmark-start text:name="__RefHeading___Toc55_1540637302"/>World War 3<text:bookmark-end text:name="__RefHeading___Toc55_1540637302"/></text:h>
      <text:h text:style-name="P16" text:outline-level="3"><text:bookmark-start text:name="__RefHeading___Toc57_1540637302"/>2158ish – 2180ish<text:bookmark-end text:name="__RefHeading___Toc57_1540637302"/></text:h>
      <text:h text:style-name="P16" text:outline-level="3"><text:bookmark-start text:name="__RefHeading___Toc59_1540637302"/>The <text:span text:style-name="T2">Remnant</text:span><text:bookmark-end text:name="__RefHeading___Toc59_1540637302"/></text:h>
      <text:h text:style-name="P14" text:outline-level="2"><text:bookmark-start text:name="__RefHeading___Toc61_1540637302"/>Present<text:bookmark-end text:name="__RefHeading___Toc61_1540637302"/></text:h>
      <text:h text:style-name="P16" text:outline-level="3"><text:bookmark-start text:name="__RefHeading___Toc63_1540637302"/>Factions - Aftermath<text:bookmark-end text:name="__RefHeading___Toc63_1540637302"/></text:h>
      <text:h text:style-name="P16" text:outline-level="3"><text:bookmark-start text:name="__RefHeading___Toc65_1540637302"/>The Expedition<text:bookmark-end text:name="__RefHeading___Toc65_1540637302"/></text:h>
      <text:h text:style-name="P13" text:outline-level="1">Technology</text:h>
      <text:h text:style-name="P15" text:outline-level="2">Computing and Data Transfer</text:h>
      <text:h text:style-name="P15" text:outline-level="2">Spacecraft and VoidOps</text:h>
      <text:h text:style-name="Heading_20_3" text:outline-level="3">Propulsion</text:h>
      <text:h text:style-name="P17" text:outline-level="3">Mining and logistics</text:h>
      <text:h text:style-name="P17" text:outline-level="3">Sensors</text:h>
      <text:h text:style-name="P18" text:outline-level="3"><text:span text:style-name="T3">Weaponry and Countermeasures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 fo:text-align="center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 text:page-adjust="-1">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2T22:34:26.766000000</dc:date>
    <meta:editing-duration>PT42M17S</meta:editing-duration>
    <meta:editing-cycles>5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33" meta:word-count="113" meta:character-count="610" meta:non-whitespace-character-count="514"/>
  </office:meta>
</office:document-meta>
</file>